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Text_20_body">
      <style:text-properties officeooo:rsid="0644b410" officeooo:paragraph-rsid="0644b410"/>
    </style:style>
    <style:style style:name="P5" style:family="paragraph" style:parent-style-name="Text_20_body">
      <style:text-properties officeooo:rsid="06456737" officeooo:paragraph-rsid="0650545b"/>
    </style:style>
    <style:style style:name="P6" style:family="paragraph" style:parent-style-name="Text_20_body">
      <style:text-properties officeooo:rsid="064af843" officeooo:paragraph-rsid="064af843"/>
    </style:style>
    <style:style style:name="P7" style:family="paragraph" style:parent-style-name="Text_20_body">
      <style:text-properties officeooo:rsid="064d7d1d" officeooo:paragraph-rsid="0655a2de"/>
    </style:style>
    <style:style style:name="P8" style:family="paragraph" style:parent-style-name="Text_20_body">
      <style:text-properties officeooo:rsid="06536ad2" officeooo:paragraph-rsid="06536ad2"/>
    </style:style>
    <style:style style:name="P9" style:family="paragraph" style:parent-style-name="Text_20_body">
      <style:text-properties fo:font-size="8pt" officeooo:rsid="0657b1f5" officeooo:paragraph-rsid="0657b1f5" style:font-size-asian="8pt" style:font-size-complex="8pt"/>
    </style:style>
    <style:style style:name="P10" style:family="paragraph" style:parent-style-name="Heading_20_2">
      <style:paragraph-properties fo:margin-top="0in" fo:margin-bottom="0in" loext:contextual-spacing="false"/>
      <style:text-properties style:font-name="David CLM" officeooo:rsid="05735d0c" officeooo:paragraph-rsid="06438301" style:font-name-complex="Liberation Sans"/>
    </style:style>
    <style:style style:name="P11" style:family="paragraph" style:parent-style-name="Heading_20_2">
      <style:paragraph-properties fo:margin-top="0in" fo:margin-bottom="0in" loext:contextual-spacing="false"/>
      <style:text-properties style:font-name="David CLM" officeooo:rsid="05735d0c" officeooo:paragraph-rsid="06587cfd" style:font-name-complex="Liberation Sans"/>
    </style:style>
    <style:style style:name="P12" style:family="paragraph" style:parent-style-name="Heading_20_2">
      <style:paragraph-properties fo:margin-top="0in" fo:margin-bottom="0in" loext:contextual-spacing="false"/>
      <style:text-properties style:font-name="David CLM" officeooo:rsid="05735d0c" officeooo:paragraph-rsid="0659fff2" style:font-name-complex="Liberation Sans"/>
    </style:style>
    <style:style style:name="P13" style:family="paragraph" style:parent-style-name="Heading_20_2">
      <style:paragraph-properties fo:margin-top="0in" fo:margin-bottom="0in" loext:contextual-spacing="false"/>
      <style:text-properties style:font-name="David CLM" officeooo:rsid="05735d0c" officeooo:paragraph-rsid="06621d46" style:font-name-complex="Liberation Sans"/>
    </style:style>
    <style:style style:name="P14" style:family="paragraph" style:parent-style-name="Text_20_body">
      <style:paragraph-properties fo:margin-top="0.0791in" fo:margin-bottom="0.1764in" loext:contextual-spacing="false"/>
      <style:text-properties officeooo:rsid="06587cfd" officeooo:paragraph-rsid="06587cfd"/>
    </style:style>
    <style:style style:name="P15" style:family="paragraph" style:parent-style-name="Text_20_body">
      <style:paragraph-properties fo:margin-top="0.0791in" fo:margin-bottom="0.1764in" loext:contextual-spacing="false"/>
      <style:text-properties officeooo:rsid="06587cfd" officeooo:paragraph-rsid="065fdf7e"/>
    </style:style>
    <style:style style:name="P16" style:family="paragraph" style:parent-style-name="Text_20_body">
      <style:paragraph-properties fo:margin-top="0.0791in" fo:margin-bottom="0.1764in" loext:contextual-spacing="false"/>
      <style:text-properties officeooo:rsid="06587cfd" officeooo:paragraph-rsid="066187f6"/>
    </style:style>
    <style:style style:name="P17" style:family="paragraph" style:parent-style-name="Text_20_body">
      <style:paragraph-properties fo:margin-top="0.0791in" fo:margin-bottom="0.1764in" loext:contextual-spacing="false"/>
      <style:text-properties style:font-name="David CLM" officeooo:rsid="05735d0c" officeooo:paragraph-rsid="065fdf7e" style:font-name-complex="Liberation Sans"/>
    </style:style>
    <style:style style:name="P18" style:family="paragraph" style:parent-style-name="Text_20_body">
      <style:paragraph-properties fo:margin-top="0.0791in" fo:margin-bottom="0.1764in" loext:contextual-spacing="false"/>
      <style:text-properties officeooo:rsid="065cfff8" officeooo:paragraph-rsid="065cfff8"/>
    </style:style>
    <style:style style:name="P19" style:family="paragraph" style:parent-style-name="Text_20_body">
      <style:paragraph-properties fo:margin-top="0.0791in" fo:margin-bottom="0.1764in" loext:contextual-spacing="false"/>
      <style:text-properties officeooo:rsid="065fdf7e" officeooo:paragraph-rsid="065fdf7e"/>
    </style:style>
    <style:style style:name="P20" style:family="paragraph" style:parent-style-name="Text_20_body">
      <style:paragraph-properties fo:margin-top="0.1189in" fo:margin-bottom="0.2161in" loext:contextual-spacing="false"/>
      <style:text-properties style:font-name="David CLM" officeooo:rsid="06621d46" officeooo:paragraph-rsid="06621d46" style:font-name-complex="David CLM"/>
    </style:style>
    <style:style style:name="P21" style:family="paragraph" style:parent-style-name="Heading_20_1">
      <style:paragraph-properties fo:line-height="100%"/>
      <style:text-properties officeooo:rsid="04af6545" officeooo:paragraph-rsid="04af6545"/>
    </style:style>
    <style:style style:name="P22" style:family="paragraph" style:parent-style-name="Text_20_body">
      <style:text-properties officeooo:rsid="066400c1" officeooo:paragraph-rsid="066400c1"/>
    </style:style>
    <style:style style:name="P23" style:family="paragraph" style:parent-style-name="Text_20_body">
      <style:paragraph-properties fo:margin-top="0in" fo:margin-bottom="0in" loext:contextual-spacing="false"/>
      <style:text-properties style:font-name="David CLM" officeooo:rsid="066400c1" officeooo:paragraph-rsid="066400c1" style:font-name-complex="David CLM"/>
    </style:style>
    <style:style style:name="P24" style:family="paragraph" style:parent-style-name="Text_20_body">
      <style:paragraph-properties fo:margin-top="0.1189in" fo:margin-bottom="0.2161in" loext:contextual-spacing="false"/>
      <style:text-properties style:text-position="sub 58%" style:font-name="Liberation Sans" fo:font-size="8pt" fo:font-weight="normal" officeooo:rsid="0657b1f5" officeooo:paragraph-rsid="06621d46" style:font-size-asian="8pt" style:font-weight-asian="normal" style:font-name-complex="Liberation Sans" style:font-size-complex="8pt" style:font-weight-complex="normal"/>
    </style:style>
    <style:style style:name="P25" style:family="paragraph" style:parent-style-name="Text_20_body">
      <style:paragraph-properties fo:margin-top="0.0398in" fo:margin-bottom="0.0398in" loext:contextual-spacing="false"/>
      <style:text-properties style:font-name="David CLM" officeooo:rsid="06686d6e" officeooo:paragraph-rsid="06686d6e" style:font-name-complex="David CLM"/>
    </style:style>
    <style:style style:name="P26" style:family="paragraph" style:parent-style-name="Text_20_body">
      <style:paragraph-properties fo:margin-top="0.0398in" fo:margin-bottom="0.0398in" loext:contextual-spacing="false"/>
      <style:text-properties style:font-name="David CLM" officeooo:rsid="063da490" officeooo:paragraph-rsid="066c12fd" style:font-name-complex="David CLM"/>
    </style:style>
    <style:style style:name="P27" style:family="paragraph" style:parent-style-name="Text_20_body">
      <style:paragraph-properties fo:margin-top="0.0398in" fo:margin-bottom="0.0398in" loext:contextual-spacing="false"/>
      <style:text-properties officeooo:paragraph-rsid="066c12fd"/>
    </style:style>
    <style:style style:name="P28" style:family="paragraph" style:parent-style-name="Text_20_body">
      <style:paragraph-properties fo:margin-top="0.0791in" fo:margin-bottom="0.0791in" loext:contextual-spacing="false"/>
      <style:text-properties style:font-name="David CLM" officeooo:rsid="066400c1" officeooo:paragraph-rsid="066da88d" style:font-name-complex="David CLM"/>
    </style:style>
    <style:style style:name="P29" style:family="paragraph" style:parent-style-name="Heading_20_2">
      <style:text-properties style:font-name="David CLM" officeooo:rsid="063da490" officeooo:paragraph-rsid="0608ccd7" style:font-name-complex="David CLM"/>
    </style:style>
    <style:style style:name="P30" style:family="paragraph" style:parent-style-name="Heading_20_2">
      <style:text-properties officeooo:rsid="05735d0c" officeooo:paragraph-rsid="066400c1" style:font-name-complex="Liberation Sans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456737"/>
    </style:style>
    <style:style style:name="T4" style:family="text">
      <style:text-properties officeooo:rsid="064805da"/>
    </style:style>
    <style:style style:name="T5" style:family="text">
      <style:text-properties officeooo:rsid="0648fb76"/>
    </style:style>
    <style:style style:name="T6" style:family="text">
      <style:text-properties officeooo:rsid="064d7d1d"/>
    </style:style>
    <style:style style:name="T7" style:family="text">
      <style:text-properties officeooo:rsid="0651c6b4"/>
    </style:style>
    <style:style style:name="T8" style:family="text">
      <style:text-properties officeooo:rsid="06536ad2"/>
    </style:style>
    <style:style style:name="T9" style:family="text">
      <style:text-properties officeooo:rsid="06587cfd"/>
    </style:style>
    <style:style style:name="T10" style:family="text">
      <style:text-properties officeooo:rsid="065cfff8"/>
    </style:style>
    <style:style style:name="T11" style:family="text">
      <style:text-properties officeooo:rsid="065fdf7e"/>
    </style:style>
    <style:style style:name="T12" style:family="text">
      <style:text-properties officeooo:rsid="066187f6"/>
    </style:style>
    <style:style style:name="T13" style:family="text">
      <style:text-properties officeooo:rsid="06621d46"/>
    </style:style>
    <style:style style:name="T14" style:family="text">
      <style:text-properties officeooo:rsid="066400c1"/>
    </style:style>
    <style:style style:name="T15" style:family="text">
      <style:text-properties officeooo:rsid="0666e7fd"/>
    </style:style>
    <style:style style:name="T16" style:family="text">
      <style:text-properties officeooo:rsid="066a3384"/>
    </style:style>
    <style:style style:name="T17" style:family="text">
      <style:text-properties fo:language="he" fo:country="IL"/>
    </style:style>
    <style:style style:name="T18" style:family="text">
      <style:text-properties style:language-complex="he" style:country-complex="IL"/>
    </style:style>
    <style:style style:name="T19" style:family="text">
      <style:text-properties officeooo:rsid="066c12fd" style:language-complex="he" style:country-complex="IL"/>
    </style:style>
    <style:style style:name="T20" style:family="text">
      <style:text-properties officeooo:rsid="066da88d" style:language-complex="he" style:country-complex="IL"/>
    </style:style>
    <style:style style:name="T21" style:family="text">
      <style:text-properties style:font-name="David CLM" officeooo:rsid="066c12fd" style:font-name-complex="David CLM"/>
    </style:style>
    <style:style style:name="T22" style:family="text">
      <style:text-properties style:font-name="David CLM" officeooo:rsid="066f54ca" style:font-name-complex="David CLM"/>
    </style:style>
    <style:style style:name="T23" style:family="text">
      <style:text-properties officeooo:rsid="066da88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<text:span text:style-name="T1">מטלה</text:span> –<text:span text:style-name="T2"> תקציב השתתפותי</text:span></text:h>
      <text:p text:style-name="P3">יש לענות על שאלה אחת לבחירתכם.</text:p>
      <text:p text:style-name="P29"/>
      <text:p text:style-name="P10">שאלה <text:span text:style-name="T14">1: בחירות מקדימות למפלגה מאוחדת </text:span></text:p>
      <text:p text:style-name="P9">[נכתב בכסלו ה'תש"פ]</text:p>
      <text:p text:style-name="P4">מפלגה רוצה לקיים בחירות מקדימות, ולהבטיח ייצוג הוגן לכל <text:span text:style-name="T4">תת-המגזרים של בוחרי המפלגה</text:span>, בהתאם <text:span text:style-name="T4">לגודלו היחסי של כל תת-מגזר</text:span>. </text:p>
      <text:p text:style-name="P6">הבחירות המקדימות במפלגה מתנהלות בשיטת "בחירת אישור" (approval voting): כל בוחר מקבל <text:span text:style-name="T6">טופס עם רשימת כל המועמדים, </text:span>ומסמן "וי" ליד המועמדים שהוא תומך בהם. אין הגבלה על מספר המועמדים <text:span text:style-name="T6">שמותר </text:span>לסמן.</text:p>
      <text:p text:style-name="P5"><text:span text:style-name="T6">א. סקרי דעת-קהל קובעים, שהמפלגה המאוחדת תקבל בדיוק L מנדטים. <text:s/></text:span>תארו אלגוריתם, <text:span text:style-name="T5">המקבל כקלט את הצבעות הבוחרים בבחירות המקדימות, ומחזיר כפלט רשימה של L מועמדים שצריכים להיכנס ל-L המקומות הראשונים.</text:span></text:p>
      <text:p text:style-name="P8">ב. הגדירו פורמלית את המושג "ייצוג הוגן", והוכיחו שהאלגוריתם מסעיף א אכן מבטיח ייצוג הוגן.</text:p>
      <text:p text:style-name="P7"><text:span text:style-name="T8">ג</text:span> <text:span text:style-name="T7">[מחקרי]</text:span>. סקרי דעת-קהל <text:span text:style-name="T3">קובעים, שהמפלגה המאוחדת תקבל L או L+1 מנדטים, בהסתברות 50% לכל אפשרות. תארו אלגוריתם, המקבל כקלט את הצבעות הבוחרים בבחירות המקדימות, ומחזיר כפלט רשימה של L מועמדים שצריכים להיכנס ל-L המקומות הראשונים, והמועמד שצריך להיכנס למקום ה L+1.</text:span></text:p>
      <text:p text:style-name="P22"/>
      <text:p text:style-name="P30">שאלה <text:span text:style-name="T14">2: אלגוריתם לחלוקת המושבים בכנסת</text:span></text:p>
      <text:p text:style-name="P23">ניתן להשתמש באלגוריתם עזיז-לי-טלמון על-מנת להחליט על חלוקת <text:span text:style-name="T15">המושבים </text:span>בכנסת <text:span text:style-name="T15">בין רשימות-המועמדים: לכל מושב יש עלות של 1, התקציב הכולל הוא 120, וכל אזרח המצביע לרשימה <text:s/>מסויימת – נחשב כאילו שהוא מצביע אוטומטית לכך שכל 120 המושבים יינתנו לרשימה שהצביע עבורה. </text:span></text:p>
      <text:p text:style-name="P28">לצורך פשטות, הניחו <text:span text:style-name="T23">בשאלה זו </text:span>שאין אחוז חסימה ואין הסכמי עודפים.</text:p>
      <text:p text:style-name="P25">א. הדגימו את פעולת האלגוריתם על <text:span text:style-name="T16">3 מפלגות: תארו כמה קולות קיבלה כל מפלגה, וכמה מושבים תקבל.</text:span></text:p>
      <text:p text:style-name="P27"><text:span text:style-name="T21">ב. השוו בין התוצאה המתקבלת מהאלגוריתם לבין התוצאה המתקבלת משתי השיטות המקובלות לחלוקת מושבים: שיטת "השארית הגדולה ביותר" ושיטת בדר-עופר. </text:span><text:span text:style-name="T22">לפרטים על שתי השיטות, </text:span><text:span text:style-name="T21">ראו </text:span><text:span text:style-name="T22">בו</text:span><text:span text:style-name="T21">ויקיפדיה </text:span><text:span text:style-name="T22">בערך </text:span><text:span text:style-name="T21">"</text:span><text:bookmark text:name="firstHeading"/><text:span text:style-name="T18">חוק בדר</text:span><text:span text:style-name="T17">-</text:span><text:span text:style-name="T18">עופר</text:span><text:span text:style-name="T19">". </text:span></text:p>
      <text:p text:style-name="P26"/>
      <text:p text:style-name="P23"/>
      <text:p text:style-name="P11">שאלה <text:span text:style-name="T9">3: תכונות של אלגוריתם עזיז-לי-טלמון</text:span></text:p>
      <text:p text:style-name="P19">שאלה זו מתייחסת לאלגוריתם לתקצוב פרופורציונלי שלמדנו בשיעור.</text:p>
      <text:p text:style-name="P14"><text:soft-page-break/>א. האם האלגוריתם יעיל פארטו? הוכיחו או הביאו דוגמה נגדית.</text:p>
      <text:p text:style-name="P16">ב. האם האלגוריתם <text:span text:style-name="T12">מגלה-אמת</text:span>? הוכיחו או הביאו דוגמה נגדית.</text:p>
      <text:p text:style-name="P14">ג. נניח שכל אזרח צריך לשלם L/n תמורת הזכות להשתתף באלגוריתם. האם האלגוריתם מעודד השתתפות? הוכיחו או הביאו דוגמה נגדית.</text:p>
      <text:p text:style-name="P12"/>
      <text:p text:style-name="P12">שאלה <text:span text:style-name="T10">4: פריטים רציפים</text:span></text:p>
      <text:p text:style-name="P18">האלגוריתם שלמדנו בהרצאה מניח שהפריטים בתקציב הם בדידים – כל אחד מהם מתוקצב במלואו, או לא מתוקצב בכלל. <text:s/><text:span text:style-name="T11">בשאלה זו נניח שהפריטים הם רציפים – אפשר להחליט, לגבי כל פריט, איזה אחוז מהפריט לתקצב (לדוגמה, אם הפריט הוא "הוספת שעות-פעילות לספריה הציבורית", והעלות היא 1000 להוספת 10 שעות, אז אפשר להוסיף נניח רק 3 שעות והעלות תהיה 3).</text:span></text:p>
      <text:p text:style-name="P19">א. תארו אלגוריתם פשוט מאד המשיג תקציב פרופורציונלי-חזק.</text:p>
      <text:p text:style-name="P15"><text:span text:style-name="T11">ב</text:span>. האם האלגוריתם יעיל פארטו? הוכיחו או הביאו דוגמה נגדית.</text:p>
      <text:p text:style-name="P16"><text:span text:style-name="T12">ג</text:span>. האם האלגוריתם <text:span text:style-name="T12">מגלה-אמת</text:span>? הוכיחו או הביאו דוגמה נגדית.</text:p>
      <text:p text:style-name="P17"/>
      <text:p text:style-name="P13">שאלה <text:span text:style-name="T13">5: תיכנון מערכת לחלוקה הוגנת של זמן</text:span></text:p>
      <text:p text:style-name="P20">מר חַכִּי נבחר, לראשונה בחייו, לכנסת ישראל. הוא מתרגש מאד, ורוצה לנצל את זמנו בצורה הטובה ביותר לטובת הבוחרים שלו. הבוחרים שלו מעלים הרבה נושאים שצריך לטפל בהם (להעביר/לבטל חוקים, להעביר/לבטל נושאים בוועדות, וכו'…). כיוון שהזמן שלו מוגבל, הוא מבקש מכם לעזור לו להחליט, איך לחלק את זמנו בין הנושאים השונים – באיזה נושאים לטפל, ואיזה להשאיר לקדנציה הבאה. <text:s/>הניחו שכל נושא דורש זמן ידוע וקבוע מראש, למשל: כדי להכין הצעת חוק מסויימת דרושים 3 ימים, כדי להכין שאילתא מסויימת דרוש יום אחד, וכד'.</text:p>
      <text:p text:style-name="P20">תכננו אפליקציית אינטרנט שתעזור למר חַכִּי לחלק את זמנו בצורה הוגנת בין הנושאים השונים. תארו את הקלט למערכת (אפשר ע"י ציורי מסך), איך תפעל המערכת, ואיך ייראה הפלט שלה.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2-23T17:46:03.603477936</dc:date>
    <meta:editing-duration>P11DT22H26M5S</meta:editing-duration>
    <meta:editing-cycles>1471</meta:editing-cycles>
    <dc:creator>Erel Segal-Halevi</dc:creator>
    <meta:document-statistic meta:table-count="0" meta:image-count="0" meta:object-count="0" meta:page-count="2" meta:paragraph-count="29" meta:word-count="525" meta:character-count="3138" meta:non-whitespace-character-count="2629"/>
  </office:meta>
</office:document-meta>
</file>